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cerveza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string">
            <text:p>vasos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string">
            <text:p>matza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ernet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hielo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verdura</text:p>
          </table:table-cell>
          <table:table-cell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6:25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6:25:45.95</dc:date>
    <meta:document-statistic meta:table-count="1" meta:cell-count="12" meta:object-count="0"/>
    <meta:generator>OpenOffice/4.1.6$Win32 OpenOffice.org_project/416m1$Build-9790</meta:generator>
  </office:meta>
</office:document-meta>
</file>